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2E60000003979915B84FCC620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d4f" officeooo:paragraph-rsid="00126d4f"/>
    </style:style>
    <style:style style:name="P2" style:family="paragraph" style:parent-style-name="Text_20_body">
      <style:text-properties officeooo:rsid="00135ec9" officeooo:paragraph-rsid="00135ec9"/>
    </style:style>
    <style:style style:name="P3" style:family="paragraph" style:parent-style-name="Text_20_body">
      <style:text-properties officeooo:rsid="001e7b05" officeooo:paragraph-rsid="001e7b05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e7b05" officeooo:paragraph-rsid="001e7b05"/>
    </style:style>
    <style:style style:name="P5" style:family="paragraph" style:parent-style-name="Text_20_body">
      <style:text-properties fo:language="ru" fo:country="RU" officeooo:rsid="001e7b05" officeooo:paragraph-rsid="001e7b05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35ec9"/>
    </style:style>
    <style:style style:name="T2" style:family="text">
      <style:text-properties officeooo:rsid="001e7b05"/>
    </style:style>
    <style:style style:name="T3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3</text:span></text:h>
      <text:p text:style-name="Title">Исследование механизма множественного наследования</text:p>
      <text:h text:style-name="Heading_20_2" text:outline-level="2">Цель работы</text:h>
      <text:p text:style-name="Text_20_body">Приобретение практических навыков при написании объектно-ориентированных программ с использованием механизма множественного наследования.</text:p>
      <text:h text:style-name="Heading_20_2" text:outline-level="2">Постановка задачи</text:h>
      <text:p text:style-name="P1">Получить навыков работы со множественным наследованием.</text:p>
      <text:h text:style-name="Heading_20_2" text:outline-level="2">Текст задания</text:h>
      <text:p text:style-name="P1">(Вариант <text:span text:style-name="T2">13</text:span>) описать интерфейс ввода-вывода. Описать иерархию классов, заданную по варианту. Для каждого класса описать конструкторы и деструктор (по необходимости), функции ввода и вывода значений полей.В каждом классе должны присутствовать минимум одно уникальное поле и один уникальный метод.Проиллюстрировать корректную работу механизма множественного наследования — для этого создать объекты базовых классов и заполнить их поля данными, вывести на печать.Создать объект класса-наследника, его поля заполнить значениями соответствующих полей базовых классов. Вывести на печать данные полученного объекта. Базовые классы: Топливо (тип, вес), Окислитель (тип, объем); Класс-наследник: Огонь.</text:p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<text:p text:style-name="P3">Листинг 1 — Текст заголовочного файла <text:span text:style-name="T3">Class.hpp</text:span></text:p>
      <text:p text:style-name="Листинг_20_программы">#include &lt;iostream&gt;</text:p>
      <text:p text:style-name="Листинг_20_программы">using std::string;</text:p>
      <text:p text:style-name="Листинг_20_программы">using std::cout;</text:p>
      <text:p text:style-name="Листинг_20_программы">using std::cin;</text:p>
      <text:p text:style-name="Листинг_20_программы"><text:soft-page-break/>using std::endl;</text:p>
      <text:p text:style-name="Листинг_20_программы">class Fuel;</text:p>
      <text:p text:style-name="Листинг_20_программы">class Oxidizer;</text:p>
      <text:p text:style-name="Листинг_20_программы">class Fire;</text:p>
      <text:p text:style-name="Листинг_20_программы">class Fuel</text:p>
      <text:p text:style-name="Листинг_20_программы">{</text:p>
      <text:p text:style-name="Листинг_20_программы">protected:</text:p>
      <text:p text:style-name="Листинг_20_программы">const string _type;</text:p>
      <text:p text:style-name="Листинг_20_программы">long double _weight;</text:p>
      <text:p text:style-name="Листинг_20_программы"/>
      <text:p text:style-name="Листинг_20_программы">public:</text:p>
      <text:p text:style-name="Листинг_20_программы">Fuel () : Fuel ("coal", 0) { }</text:p>
      <text:p text:style-name="Листинг_20_программы">Fuel (const string type, const long double weight) : _type(type), _weight(weight) { }</text:p>
      <text:p text:style-name="Листинг_20_программы">Fuel (const Fuel &amp; obj) : _type(obj._type), _weight(obj._weight) { }</text:p>
      <text:p text:style-name="Листинг_20_программы">stringgetType() const{return _type;}</text:p>
      <text:p text:style-name="Листинг_20_программы">long double getWeight () const{ return _weight; }</text:p>
      <text:p text:style-name="Листинг_20_программы">Fuel &amp; setWeight (long double weight) { _weight = weight; return *this; }</text:p>
      <text:p text:style-name="Листинг_20_программы">virtual explicit operator string() const;</text:p>
      <text:p text:style-name="Листинг_20_программы">};</text:p>
      <text:p text:style-name="Листинг_20_программы">class Oxidizer</text:p>
      <text:p text:style-name="Листинг_20_программы">{</text:p>
      <text:p text:style-name="Листинг_20_программы">protected:</text:p>
      <text:p text:style-name="Листинг_20_программы">const string _type;</text:p>
      <text:p text:style-name="Листинг_20_программы">long double _volume;</text:p>
      <text:p text:style-name="Листинг_20_программы">public:</text:p>
      <text:p text:style-name="Листинг_20_программы">Oxidizer () : Oxidizer("oxygen", 200.0) { }</text:p>
      <text:p text:style-name="Листинг_20_программы">Oxidizer (const string type, const long double volume) : _type(type), _volume(volume) { }</text:p>
      <text:p text:style-name="Листинг_20_программы">Oxidizer (const Oxidizer &amp; obj) : _type(obj._type), _volume(obj._volume) { }</text:p>
      <text:p text:style-name="Листинг_20_программы">stringgetType() const{ return _type; }</text:p>
      <text:p text:style-name="Листинг_20_программы">long double getVolume () const{ return _volume; }</text:p>
      <text:p text:style-name="Листинг_20_программы">Oxidizer &amp;setVolume (long double volume) { _volume = volume; return *this; }</text:p>
      <text:p text:style-name="Листинг_20_программы">virtual explicit operator string () const;</text:p>
      <text:p text:style-name="Листинг_20_программы">};</text:p>
      <text:p text:style-name="Листинг_20_программы">class Fire final : public Fuel, public Oxidizer</text:p>
      <text:p text:style-name="Листинг_20_программы">{</text:p>
      <text:p text:style-name="Листинг_20_программы">public:</text:p>
      <text:p text:style-name="Листинг_20_программы">Fire () : Fuel (), Oxidizer () {}</text:p>
      <text:p text:style-name="Листинг_20_программы">Fire (const string oxidizer_type, long double oxidizer_vol, const string fuel_type, long double fuel_weight) :</text:p>
      <text:p text:style-name="Листинг_20_программы">Fuel (fuel_type, fuel_weight), Oxidizer (oxidizer_type, oxidizer_vol) { }</text:p>
      <text:p text:style-name="Листинг_20_программы">Fire (const Oxidizer &amp; obj_1, const Fuel &amp; obj_2) :</text:p>
      <text:p text:style-name="Листинг_20_программы">Fire(obj_1.getType(), obj_1.getVolume(), obj_2.getType(), obj_2.getWeight()) { }</text:p>
      <text:p text:style-name="Листинг_20_программы">stringgetOxidizerType () { return Oxidizer::_type; }</text:p>
      <text:p text:style-name="Листинг_20_программы">stringgetFuelType (){ return Fuel::_type;}</text:p>
      <text:p text:style-name="Листинг_20_программы">long double getOxidizerVol (){ return _volume;}</text:p>
      <text:p text:style-name="Листинг_20_программы">long double getFuelWeight (){ return _weight;}</text:p>
      <text:p text:style-name="Листинг_20_программы">virtual explicit operator std::string () const;</text:p>
      <text:p text:style-name="Листинг_20_программы">};</text:p>
      <text:p text:style-name="P5">Листинг 2 — Текст файла <text:span text:style-name="T3">main.cpp</text:span></text:p>
      <text:p text:style-name="Листинг_20_программы">#include "Class.hpp"</text:p>
      <text:p text:style-name="Листинг_20_программы">int main (void)</text:p>
      <text:p text:style-name="Листинг_20_программы">{</text:p>
      <text:p text:style-name="Листинг_20_программы">cout &lt;&lt; string(Fuel("wood", 2000)) &lt;&lt; string(Oxidizer("oxygen", 2000)) &lt;&lt; endl;</text:p>
      <text:p text:style-name="Листинг_20_программы">cout &lt;&lt; string(Fire(Oxidizer("oxygen", 2000), Fuel("wood", 2000))) &lt;&lt; endl;</text:p>
      <text:p text:style-name="Листинг_20_программы">return 0;</text:p>
      <text:p text:style-name="Листинг_20_программы">}</text:p>
      <text:p text:style-name="P5">Листинг 3 — Текст файла <text:span text:style-name="T3">Students.cpp</text:span></text:p>
      <text:p text:style-name="Листинг_20_программы"><text:soft-page-break/>#include "Class.hpp"</text:p>
      <text:p text:style-name="Листинг_20_программы">Fuel::operator std::string () const</text:p>
      <text:p text:style-name="Листинг_20_программы">{</text:p>
      <text:p text:style-name="Листинг_20_программы">string s = "Тип топлива: " + _type + ". Масса: " + std::to_string(_weight) + "г.\n";</text:p>
      <text:p text:style-name="Листинг_20_программы">return s;</text:p>
      <text:p text:style-name="Листинг_20_программы">}</text:p>
      <text:p text:style-name="Листинг_20_программы">Oxidizer::operator std::string () const</text:p>
      <text:p text:style-name="Листинг_20_программы">{</text:p>
      <text:p text:style-name="Листинг_20_программы">string s = "Тип окислителя: " + _type + ". Объём: " + std::to_string(_volume) + "мл.\n";</text:p>
      <text:p text:style-name="Листинг_20_программы">return s;</text:p>
      <text:p text:style-name="Листинг_20_программы">}</text:p>
      <text:p text:style-name="Листинг_20_программы">Fire::operator std::string () const</text:p>
      <text:p text:style-name="Листинг_20_программы">{</text:p>
      <text:p text:style-name="Листинг_20_программы">string s = "Произведена попытка породить пламя, имея " + Fuel::_type + ":" + std::to_string(Fuel::_weight) + "г" +</text:p>
      <text:p text:style-name="Листинг_20_программы">" и " + Oxidizer::_type + ":" + std::to_string(Oxidizer::_volume) + "мл.\n";</text:p>
      <text:p text:style-name="Листинг_20_программы">return s;</text:p>
      <text:p text:style-name="Листинг_20_программы">}</text:p>
      <text:h text:style-name="Heading_20_3" text:outline-level="3">Тестовые примеры</text:h>
      <text:p text:style-name="P3">Тестовый пример показан на рисунке <text:sequence-ref text:reference-format="value" text:ref-name="refDrawing0">3.1</text:sequence-ref>. На рисунке показан результат приведения классов к типу string и последующий вывод этих строк. До приведения к типу для каждого базового класса были вызваны соответствующие конструкторы с аргументами “строка” и “число”; для класса-потомка был вызван конструктор, создающий объект на основе объектов его базовых классов.</text:p>
      <text:p text:style-name="P4"/>
      <text:p text:style-name="P6"><draw:frame draw:style-name="fr1" draw:name="Врезка1" text:anchor-type="as-char" svg:width="15.707cm" draw:z-index="0"><draw:text-box fo:min-height="1.207cm"><text:p text:style-name="Drawing"><draw:frame draw:style-name="fr2" draw:name="Рисунок 1" text:anchor-type="paragraph" svg:width="15.707cm" style:rel-width="100%" svg:height="1.207cm" style:rel-height="scale" draw:z-index="1"><draw:image xlink:href="Pictures/10000001000002E60000003979915B84FCC62087.png" xlink:type="simple" xlink:show="embed" xlink:actuate="onLoad" draw:mime-type="image/png"/></draw:frame>Рисунок <text:sequence text:ref-name="refDrawing0" text:name="Drawing" text:formula="ooow:Drawing+1" style:num-format="1">3.1</text:sequence><text:s/>— Тестовый пример</text:p></draw:text-box></draw:frame></text:p>
      <text:h text:style-name="Heading_20_2" text:outline-level="2" text:is-list-header="true">Вывод</text:h>
      <text:p text:style-name="P2">При выполнении данной лабораторной работы были получены навыки работы со множественным наследованием. Были повторно закреплены знания о механизме наследования в языке программирования C++. Было выявлено, что основными преимуществами данного механизма являются увеличение читаемости кода и уменьшение общего объёма код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5:44:33.295000000</meta:creation-date>
    <meta:editing-duration>PT8M13S</meta:editing-duration>
    <meta:editing-cycles>2</meta:editing-cycles>
    <meta:generator>LibreOffice/7.2.4.1$Windows_X86_64 LibreOffice_project/27d75539669ac387bb498e35313b970b7fe9c4f9</meta:generator>
    <dc:subject>Тема Лабораторной работы</dc:subject>
    <dc:title>CommonLabPattern</dc:title>
    <meta:initial-creator>Алексей  Филозоп</meta:initial-creator>
    <dc:date>2022-01-14T15:52:42.844000000</dc:date>
    <dc:creator>Алексей  Филозоп</dc:creator>
    <meta:document-statistic meta:table-count="0" meta:image-count="1" meta:object-count="0" meta:page-count="3" meta:paragraph-count="95" meta:word-count="618" meta:character-count="4498" meta:non-whitespace-character-count="3970"/>
    <meta:template xlink:type="simple" xlink:actuate="onRequest" xlink:title="CommonLabPattern" xlink:href="file:///C:/Users/alex/AppData/Roaming/LibreOffice/4/user/template/CommonLabPattern.ott" meta:date="2022-01-14T15:44:33.027000000"/>
  </office:meta>
</office:document-meta>
</file>